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0.705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  <style:text-properties style:font-name="DejaVu Sans Mono" fo:font-size="10pt" style:font-size-asian="10pt" style:font-size-complex="10pt"/>
    </style:style>
    <style:style style:name="P3" style:family="paragraph">
      <loext:graphic-properties draw:fill="none"/>
      <style:paragraph-properties fo:margin-top="0cm" fo:margin-bottom="0cm" fo:line-height="100%"/>
      <style:text-properties style:font-name="DejaVu Sans Mono" fo:font-size="10pt" style:font-size-asian="10pt" style:font-size-complex="10pt"/>
    </style:style>
    <style:style style:name="T1" style:family="text">
      <style:text-properties fo:color="#00008b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PHP - PD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3" draw:layer="layout" svg:width="24.742cm" svg:height="11.759cm" svg:x="1.858cm" svg:y="3cm">
          <draw:text-box>
            <text:p text:style-name="P2">// cadena de conexión</text:p>
            <text:p text:style-name="P2"><text:span text:style-name="T1">$dsn = "pgsql:host=localhost;port=5432;dbname=almacen";</text:span></text:p>
            <text:p text:style-name="P2"/>
            <text:p text:style-name="P2">// objeto conexión</text:p>
            <text:p text:style-name="P2"><text:span text:style-name="T1">$pdo = new PDO($dsn, 'ucb', 'Tarija2024');</text:span> </text:p>
            <text:p text:style-name="P2"/>
            <text:p text:style-name="P2">// prepara una consulta</text:p>
            <text:p text:style-name="P2"><text:span text:style-name="T1">$query = $pdo-&gt;prepare("select * from articulo where id = :id"); </text:span></text:p>
            <text:p text:style-name="P2"/>
            <text:p text:style-name="P2">// ejecuta la consulta enviando parámetros</text:p>
            <text:p text:style-name="P2"><text:span text:style-name="T1">$query-&gt;execute([':id' =&gt; 1]);</text:span></text:p>
            <text:p text:style-name="P2"/>
            <text:p text:style-name="P2">// recupera los datos como un arreglo asociativo</text:p>
            <text:p text:style-name="P2"><text:span text:style-name="T1">$rows= $query→fetchAll(PDO::FETCH_ASSOC);</text:span></text:p>
            <text:p text:style-name="P2"/>
            <text:p text:style-name="P2">// recorre el arreglo imprimiendo las columnas</text:p>
            <text:p text:style-name="P2"><text:span text:style-name="T1">foreach($rows as $row) {</text:span></text:p>
            <text:p text:style-name="P2"><text:span text:style-name="T1"><text:tab/></text:span><text:span text:style-name="T1">print_r("id:". $row['id']."\n"); </text:span></text:p>
            <text:p text:style-name="P2"><text:span text:style-name="T1"><text:tab/></text:span><text:span text:style-name="T1">print_r("nombre:". $row['nombre']."\n");</text:span></text:p>
            <text:p text:style-name="P2"><text:span text:style-name="T1">}</text:span></text:p>
            <text:p text:style-name="P2"/>
            <text:p text:style-name="P2">// prepara una consulta de inserción</text:p>
            <text:p text:style-name="P2"><text:span text:style-name="T1">$query = $pdo-&gt;prepare("INSERT into articulo values(:id, :nombre) ");</text:span></text:p>
            <text:p text:style-name="P2"><text:span text:style-name="T1">$query-&gt;execute([':id' =&gt; 3, ':nombre' =&gt; 'Arveja']);</text:span></text:p>
            <text:p text:style-name="P2"/>
            <text:p text:style-name="P2">// recupera la cantidad de filas afectadas</text:p>
            <text:p text:style-name="P2"><text:span text:style-name="T1">echo $query-&gt;rowCount();</text:span></text:p>
            <text:p text:style-name="P2"/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Oepraciones con un BD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10-01T10:15:40.351508434</dc:date>
    <meta:editing-duration>PT13M26S</meta:editing-duration>
    <meta:editing-cycles>2</meta:editing-cycles>
    <meta:generator>LibreOffice/24.2.5.2$Linux_X86_64 LibreOffice_project/420$Build-2</meta:generator>
    <meta:document-statistic meta:object-count="29"/>
  </office:meta>
</office:document-meta>
</file>